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" style:family="table-cell" style:parent-style-name="Default" style:data-style-name="N100">
      <style:table-cell-properties fo:background-color="#00ffff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9:40:52.5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0T15:00:24.382000000</dc:date>
    <meta:editing-duration>P3DT3H58M10S</meta:editing-duration>
    <meta:editing-cycles>1256</meta:editing-cycles>
    <meta:document-statistic meta:table-count="2" meta:cell-count="5706" meta:object-count="0"/>
  </office:meta>
</office:document-meta>
</file>